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20pt" style:font-size-asian="20pt" style:font-size-complex="20pt"/>
    </style:style>
    <style:style style:name="P4" style:family="paragraph" style:parent-style-name="Standard">
      <style:text-properties fo:font-size="24pt" style:font-size-asian="24pt" style:font-size-complex="2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blo Hijano Parra</text:p>
      <text:p text:style-name="P4">Proyecto Java Spring 2018</text:p>
      <text:p text:style-name="Standard"/>
      <text:p text:style-name="P3">Introducción</text:p>
      <text:p text:style-name="P2">Caso de uso:</text:p>
      <text:p text:style-name="Standard">Paco persona es programador y quiere hacer un videojuego, pero para ello necesita a un diseñador gráfico y <text:s/>a un músico, Paco usará esta plataforma para poder contactar con las personas que necesita, y ademas presentar el proyecto a mas desarrolladores, los cuales pueden dar su opinión e interactuar con los desarrolladores del mismo.</text:p>
      <text:p text:style-name="Standard">Esto funcionará como una red sociales para desarrolladores de videojuegos indie.</text:p>
      <text:p text:style-name="Standard"/>
      <text:p text:style-name="P2">Requisitos funcionales</text:p>
      <text:p text:style-name="P1">-Pantalla de loggin</text:p>
      <text:p text:style-name="Standard">-Una pantalla en la cual te pida tus credenciales(usuario y contraseña), la cual se comprueba en la base de datos.</text:p>
      <text:p text:style-name="Standard"/>
      <text:p text:style-name="P1">-Pantalla de registro</text:p>
      <text:p text:style-name="Standard">-Un formulario que te pida ciertos datos(nombre usuario ,nombre completo ,contraseña y correo electrónico) y estos se guarden en la base de datos.</text:p>
      <text:p text:style-name="Standard">REQUISITO EXTENDIDO: DEJAMOS PARA EL FINAL</text:p>
      <text:p text:style-name="Standard"/>
      <text:p text:style-name="P1">-Tablón de anuncios</text:p>
      <text:p text:style-name="Standard">-Aquí ves las publicaciones de tus contactos.</text:p>
      <text:p text:style-name="Standard">PANTALLA DE INICIO</text:p>
      <text:p text:style-name="Standard"/>
      <text:p text:style-name="P1">-Pantalla de perfiles de usuario</text:p>
      <text:p text:style-name="Standard">-Es donde puedes ver los datos del perfil ,sus publicaciones y la opción de poder añadir a esta persona a tus contactos, si estas viendo la tuya, es en esta página donde puedes gestionar tus publicaciones.</text:p>
      <text:p text:style-name="Standard"/>
      <text:p text:style-name="Standard">Opciones al ver un perfil ajeno:</text:p>
      <text:p text:style-name="Standard">Agregar contacto: añade a ese perfil a tu lista de contactos, los cuales podrás ver sus publicaciones en el tablón de anuncios</text:p>
      <text:p text:style-name="Standard"/>
      <text:p text:style-name="Standard">Opciones al ver tu perfil:</text:p>
      <text:p text:style-name="Standard">Nueva publicación: aquí puedes crear una nueva publicación que podrán ver tus contactos</text:p>
      <text:p text:style-name="Standard">Eliminar publicación: Aquí podrás eliminar publicaciones que has hecho anteriormente</text:p>
      <text:p text:style-name="Standard">Eliminar contacto : elimina un contact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-Pantalla de gestión de proyectos</text:p>
      <text:p text:style-name="Standard">-Aquí puedes crear y editar tus propios proyectos(editar proyecto y editar proyecto)</text:p>
      <text:p text:style-name="Standard">EXTENDIDO</text:p>
      <text:p text:style-name="Standard"/>
      <text:p text:style-name="P1"><text:soft-page-break/>-Pantalla de configuración de perfil</text:p>
      <text:p text:style-name="Standard">-Puedes modificar tu correo electrónico ,foto de perfil, contraseña y descripción de tu perfil.</text:p>
      <text:p text:style-name="Standard">FOTO OPCIONAL</text:p>
      <text:p text:style-name="Standard"/>
      <text:p text:style-name="P1">-Pantalla de búsqueda </text:p>
      <text:p text:style-name="Standard">-Aquí puedes encontrar perfiles y proyectos dados unos criterios de búsqueda.</text:p>
      <text:p text:style-name="Standard">EXTENDIDO</text:p>
      <text:p text:style-name="Standard"/>
      <text:p text:style-name="P1">-Tablón de proyecto</text:p>
      <text:p text:style-name="Standard">-Es como el perfil de usuarios pero para los proyectos, los proyectos también tienen descripción y publicaciones.</text:p>
      <text:p text:style-name="Standard">EXTENDI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08T19:01:21.87</meta:creation-date>
    <dc:date>2018-11-09T19:19:41</dc:date>
    <meta:editing-duration>PT51M53S</meta:editing-duration>
    <meta:editing-cycles>8</meta:editing-cycles>
    <meta:generator>OpenOffice/4.1.1$Unix OpenOffice.org_project/411m6$Build-9775</meta:generator>
    <meta:document-statistic meta:table-count="0" meta:image-count="0" meta:object-count="0" meta:page-count="2" meta:paragraph-count="35" meta:word-count="324" meta:character-count="2078"/>
    <dc:creator>Alejandro Jurado</dc:creator>
  </office:meta>
</office:document-meta>
</file>